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2f7" officeooo:paragraph-rsid="001ee2f7"/>
    </style:style>
    <style:style style:name="P2" style:family="paragraph" style:parent-style-name="Standard">
      <style:text-properties officeooo:rsid="0020366d" officeooo:paragraph-rsid="0020366d"/>
    </style:style>
    <style:style style:name="P3" style:family="paragraph" style:parent-style-name="Standard">
      <style:text-properties officeooo:rsid="00213d65" officeooo:paragraph-rsid="00213d65"/>
    </style:style>
    <style:style style:name="P4" style:family="paragraph" style:parent-style-name="Standard">
      <style:text-properties officeooo:rsid="0021daec" officeooo:paragraph-rsid="0021daec"/>
    </style:style>
    <style:style style:name="T1" style:family="text">
      <style:text-properties officeooo:rsid="001f31e0"/>
    </style:style>
    <style:style style:name="T2" style:family="text">
      <style:text-properties officeooo:rsid="00203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son <text:span text:style-name="T2">bleue :</text:span></text:p>
      <text:p text:style-name="P1">rect(250, 100, 100, 100, "b")</text:p>
      <text:p text:style-name="P1"><text:span text:style-name="T2">Terrain</text:span> vert :</text:p>
      <text:p text:style-name="P1">trait( 0, <text:span text:style-name="T1">2</text:span>00, 700, <text:span text:style-name="T1">2</text:span>00, 'v')</text:p>
      <text:p text:style-name="P2">Porte rouge :</text:p>
      <text:p text:style-name="P2">rect(290, 170, 20, 30, "r")</text:p>
      <text:p text:style-name="P3">Soleil orange :</text:p>
      <text:p text:style-name="P3">rond(500,50, 20, "o")</text:p>
      <text:p text:style-name="P3">Toit rouge :</text:p>
      <text:p text:style-name="P4">trait(250, 100, 300, 50, "r")</text:p>
      <text:p text:style-name="P4">trait(350, 100, 300, 50, "r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5:15:56.453740032</meta:creation-date>
    <dc:date>2016-07-11T16:01:42.355640174</dc:date>
    <meta:editing-duration>PT5M5S</meta:editing-duration>
    <meta:editing-cycles>1</meta:editing-cycles>
    <meta:document-statistic meta:table-count="0" meta:image-count="0" meta:object-count="0" meta:page-count="1" meta:paragraph-count="11" meta:word-count="44" meta:character-count="232" meta:non-whitespace-character-count="199"/>
    <meta:generator>LibreOffice/5.1.4.2$Linux_X86_64 LibreOffice_project/10m0$Build-2</meta:generator>
  </office:meta>
</office:document-meta>
</file>